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01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27.27mm"/>
    </style:style>
    <style:style style:name="co6" style:family="table-column">
      <style:table-column-properties fo:break-before="auto" style:column-width="9.07mm"/>
    </style:style>
    <style:style style:name="co7" style:family="table-column">
      <style:table-column-properties fo:break-before="auto" style:column-width="17.78mm"/>
    </style:style>
    <style:style style:name="co8" style:family="table-column">
      <style:table-column-properties fo:break-before="auto" style:column-width="26.49mm"/>
    </style:style>
    <style:style style:name="co9" style:family="table-column">
      <style:table-column-properties fo:break-before="auto" style:column-width="25.4mm"/>
    </style:style>
    <style:style style:name="co10" style:family="table-column">
      <style:table-column-properties fo:break-before="auto" style:column-width="25.14mm"/>
    </style:style>
    <style:style style:name="co11" style:family="table-column">
      <style:table-column-properties fo:break-before="auto" style:column-width="25.68mm"/>
    </style:style>
    <style:style style:name="co12" style:family="table-column">
      <style:table-column-properties fo:break-before="auto" style:column-width="16.42mm"/>
    </style:style>
    <style:style style:name="co13" style:family="table-column">
      <style:table-column-properties fo:break-before="auto" style:column-width="10.71mm"/>
    </style:style>
    <style:style style:name="co14" style:family="table-column">
      <style:table-column-properties fo:break-before="auto" style:column-width="11.78mm"/>
    </style:style>
    <style:style style:name="co15" style:family="table-column">
      <style:table-column-properties fo:break-before="auto" style:column-width="17.52mm"/>
    </style:style>
    <style:style style:name="co16" style:family="table-column">
      <style:table-column-properties fo:break-before="auto" style:column-width="15.59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22.14mm"/>
    </style:style>
    <style:style style:name="co19" style:family="table-column">
      <style:table-column-properties fo:break-before="auto" style:column-width="18.33mm"/>
    </style:style>
    <style:style style:name="co20" style:family="table-column">
      <style:table-column-properties fo:break-before="auto" style:column-width="21.04mm"/>
    </style:style>
    <style:style style:name="co21" style:family="table-column">
      <style:table-column-properties fo:break-before="auto" style:column-width="27.59mm"/>
    </style:style>
    <style:style style:name="co22" style:family="table-column">
      <style:table-column-properties fo:break-before="auto" style:column-width="29.76mm"/>
    </style:style>
    <style:style style:name="co23" style:family="table-column">
      <style:table-column-properties fo:break-before="auto" style:column-width="27.04mm"/>
    </style:style>
    <style:style style:name="co24" style:family="table-column">
      <style:table-column-properties fo:break-before="auto" style:column-width="4.97mm"/>
    </style:style>
    <style:style style:name="co2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66ff00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R-SA-varia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_model</text:p>
          </table:table-cell>
          <table:table-cell office:value-type="string" calcext:value-type="string">
            <text:p>cap_com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FoV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picking_lit_du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correction_mtd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_mult</text:p>
          </table:table-cell>
          <table:table-cell office:value-type="string" calcext:value-type="string">
            <text:p>call_scale_div</text:p>
          </table:table-cell>
          <table:table-cell office:value-type="string" calcext:value-type="string">
            <text:p>lit_threshold</text:p>
          </table:table-cell>
          <table:table-cell office:value-type="string" calcext:value-type="string">
            <text:p>repel_scale_mult</text:p>
          </table:table-cell>
          <table:table-cell office:value-type="string" calcext:value-type="string">
            <text:p>repel_scale_div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]/0.005*100)&amp;&quot;-Q&quot;&amp;[.W2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]/0.005*100)&amp;&quot;-Q&quot;&amp;[.W3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]/0.005*100)&amp;&quot;-Q&quot;&amp;[.W4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]/0.005*100)&amp;&quot;-Q&quot;&amp;[.W5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]/0.005*100)&amp;&quot;-Q&quot;&amp;[.W6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]/0.005*100)&amp;&quot;-Q&quot;&amp;[.W7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]/0.005*100)&amp;&quot;-Q&quot;&amp;[.W8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]/0.005*100)&amp;&quot;-Q&quot;&amp;[.W9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]/0.005*100)&amp;&quot;-Q&quot;&amp;[.W10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]/0.005*100)&amp;&quot;-Q&quot;&amp;[.W11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2]/0.005*100)&amp;&quot;-Q&quot;&amp;[.W12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3]/0.005*100)&amp;&quot;-Q&quot;&amp;[.W13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4]/0.005*100)&amp;&quot;-Q&quot;&amp;[.W14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5]/0.005*100)&amp;&quot;-Q&quot;&amp;[.W15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6]/0.005*100)&amp;&quot;-Q&quot;&amp;[.W16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7]/0.005*100)&amp;&quot;-Q&quot;&amp;[.W17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8]/0.005*100)&amp;&quot;-Q&quot;&amp;[.W18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9]/0.005*100)&amp;&quot;-Q&quot;&amp;[.W19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0]/0.005*100)&amp;&quot;-Q&quot;&amp;[.W20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1]/0.005*100)&amp;&quot;-Q&quot;&amp;[.W21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2]/0.005*100)&amp;&quot;-Q&quot;&amp;[.W22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3]/0.005*100)&amp;&quot;-Q&quot;&amp;[.W23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4]/0.005*100)&amp;&quot;-Q&quot;&amp;[.W24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5]/0.005*100)&amp;&quot;-Q&quot;&amp;[.W25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6]/0.005*100)&amp;&quot;-Q&quot;&amp;[.W26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7]/0.005*100)&amp;&quot;-Q&quot;&amp;[.W27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8]/0.005*100)&amp;&quot;-Q&quot;&amp;[.W28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9]/0.005*100)&amp;&quot;-Q&quot;&amp;[.W29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0]/0.005*100)&amp;&quot;-Q&quot;&amp;[.W30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1]/0.005*100)&amp;&quot;-Q&quot;&amp;[.W31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2]/0.005*100)&amp;&quot;-Q&quot;&amp;[.W32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3]/0.005*100)&amp;&quot;-Q&quot;&amp;[.W33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4]/0.005*100)&amp;&quot;-Q&quot;&amp;[.W34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5]/0.005*100)&amp;&quot;-Q&quot;&amp;[.W35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6]/0.005*100)&amp;&quot;-Q&quot;&amp;[.W36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7]/0.005*100)&amp;&quot;-Q&quot;&amp;[.W37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8]/0.005*100)&amp;&quot;-Q&quot;&amp;[.W38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9]/0.005*100)&amp;&quot;-Q&quot;&amp;[.W39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0]/0.005*100)&amp;&quot;-Q&quot;&amp;[.W40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1]/0.005*100)&amp;&quot;-Q&quot;&amp;[.W41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2]/0.005*100)&amp;&quot;-Q&quot;&amp;[.W42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3]/0.005*100)&amp;&quot;-Q&quot;&amp;[.W43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4]/0.005*100)&amp;&quot;-Q&quot;&amp;[.W44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5]/0.005*100)&amp;&quot;-Q&quot;&amp;[.W45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6]/0.005*100)&amp;&quot;-Q&quot;&amp;[.W46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7]/0.005*100)&amp;&quot;-Q&quot;&amp;[.W47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8]/0.005*100)&amp;&quot;-Q&quot;&amp;[.W48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9]/0.005*100)&amp;&quot;-Q&quot;&amp;[.W49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0]/0.005*100)&amp;&quot;-Q&quot;&amp;[.W50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1]/0.005*100)&amp;&quot;-Q&quot;&amp;[.W51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2]/0.005*100)&amp;&quot;-Q&quot;&amp;[.W52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3]/0.005*100)&amp;&quot;-Q&quot;&amp;[.W53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4]/0.005*100)&amp;&quot;-Q&quot;&amp;[.W54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5]/0.005*100)&amp;&quot;-Q&quot;&amp;[.W55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6]/0.005*100)&amp;&quot;-Q&quot;&amp;[.W56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7]/0.005*100)&amp;&quot;-Q&quot;&amp;[.W57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8]/0.005*100)&amp;&quot;-Q&quot;&amp;[.W58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9]/0.005*100)&amp;&quot;-Q&quot;&amp;[.W59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0]/0.005*100)&amp;&quot;-Q&quot;&amp;[.W60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1]/0.005*100)&amp;&quot;-Q&quot;&amp;[.W61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2]/0.005*100)&amp;&quot;-Q&quot;&amp;[.W62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3]/0.005*100)&amp;&quot;-Q&quot;&amp;[.W63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4]/0.005*100)&amp;&quot;-Q&quot;&amp;[.W64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5]/0.005*100)&amp;&quot;-Q&quot;&amp;[.W65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6]/0.005*100)&amp;&quot;-Q&quot;&amp;[.W66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7]/0.005*100)&amp;&quot;-Q&quot;&amp;[.W67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8]/0.005*100)&amp;&quot;-Q&quot;&amp;[.W68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9]/0.005*100)&amp;&quot;-Q&quot;&amp;[.W69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0]/0.005*100)&amp;&quot;-Q&quot;&amp;[.W70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1]/0.005*100)&amp;&quot;-Q&quot;&amp;[.W71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2]/0.005*100)&amp;&quot;-Q&quot;&amp;[.W72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3]/0.005*100)&amp;&quot;-Q&quot;&amp;[.W73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4]/0.005*100)&amp;&quot;-Q&quot;&amp;[.W74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5]/0.005*100)&amp;&quot;-Q&quot;&amp;[.W75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6]/0.005*100)&amp;&quot;-Q&quot;&amp;[.W76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7]/0.005*100)&amp;&quot;-Q&quot;&amp;[.W77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8]/0.005*100)&amp;&quot;-Q&quot;&amp;[.W78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9]/0.005*100)&amp;&quot;-Q&quot;&amp;[.W79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0]/0.005*100)&amp;&quot;-Q&quot;&amp;[.W80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1]/0.005*100)&amp;&quot;-Q&quot;&amp;[.W81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2]/0.005*100)&amp;&quot;-Q&quot;&amp;[.W82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3]/0.005*100)&amp;&quot;-Q&quot;&amp;[.W83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4]/0.005*100)&amp;&quot;-Q&quot;&amp;[.W84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5]/0.005*100)&amp;&quot;-Q&quot;&amp;[.W85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6]/0.005*100)&amp;&quot;-Q&quot;&amp;[.W86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7]/0.005*100)&amp;&quot;-Q&quot;&amp;[.W87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8]/0.005*100)&amp;&quot;-Q&quot;&amp;[.W88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9]/0.005*100)&amp;&quot;-Q&quot;&amp;[.W89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0]/0.005*100)&amp;&quot;-Q&quot;&amp;[.W90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1]/0.005*100)&amp;&quot;-Q&quot;&amp;[.W91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2]/0.005*100)&amp;&quot;-Q&quot;&amp;[.W92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3]/0.005*100)&amp;&quot;-Q&quot;&amp;[.W93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4]/0.005*100)&amp;&quot;-Q&quot;&amp;[.W94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5]/0.005*100)&amp;&quot;-Q&quot;&amp;[.W95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6]/0.005*100)&amp;&quot;-Q&quot;&amp;[.W96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7]/0.005*100)&amp;&quot;-Q&quot;&amp;[.W97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8]/0.005*100)&amp;&quot;-Q&quot;&amp;[.W98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9]/0.005*100)&amp;&quot;-Q&quot;&amp;[.W99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0]/0.005*100)&amp;&quot;-Q&quot;&amp;[.W100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1]/0.005*100)&amp;&quot;-Q&quot;&amp;[.W101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2]/0.005*100)&amp;&quot;-Q&quot;&amp;[.W102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3]/0.005*100)&amp;&quot;-Q&quot;&amp;[.W103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4]/0.005*100)&amp;&quot;-Q&quot;&amp;[.W104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5]/0.005*100)&amp;&quot;-Q&quot;&amp;[.W105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6]/0.005*100)&amp;&quot;-Q&quot;&amp;[.W106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7]/0.005*100)&amp;&quot;-Q&quot;&amp;[.W107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8]/0.005*100)&amp;&quot;-Q&quot;&amp;[.W108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9]/0.005*100)&amp;&quot;-Q&quot;&amp;[.W109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0]/0.005*100)&amp;&quot;-Q&quot;&amp;[.W110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1]/0.005*100)&amp;&quot;-Q&quot;&amp;[.W111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2]/0.005*100)&amp;&quot;-Q&quot;&amp;[.W112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3]/0.005*100)&amp;&quot;-Q&quot;&amp;[.W113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4]/0.005*100)&amp;&quot;-Q&quot;&amp;[.W114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5]/0.005*100)&amp;&quot;-Q&quot;&amp;[.W115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6]/0.005*100)&amp;&quot;-Q&quot;&amp;[.W116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7]/0.005*100)&amp;&quot;-Q&quot;&amp;[.W117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8]/0.005*100)&amp;&quot;-Q&quot;&amp;[.W118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9]/0.005*100)&amp;&quot;-Q&quot;&amp;[.W119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20]/0.005*100)&amp;&quot;-Q&quot;&amp;[.W120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21]/0.005*100)&amp;&quot;-Q&quot;&amp;[.W121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2]/0.005*100)&amp;&quot;-Q&quot;&amp;[.W122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3]/0.005*100)&amp;&quot;-Q&quot;&amp;[.W123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4]/0.005*100)&amp;&quot;-Q&quot;&amp;[.W124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5]/0.005*100)&amp;&quot;-Q&quot;&amp;[.W125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6]/0.005*100)&amp;&quot;-Q&quot;&amp;[.W126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7]/0.005*100)&amp;&quot;-Q&quot;&amp;[.W127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8]/0.005*100)&amp;&quot;-Q&quot;&amp;[.W128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9]/0.005*100)&amp;&quot;-Q&quot;&amp;[.W129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0]/0.005*100)&amp;&quot;-Q&quot;&amp;[.W130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1]/0.005*100)&amp;&quot;-Q&quot;&amp;[.W131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2]/0.005*100)&amp;&quot;-Q&quot;&amp;[.W132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3]/0.005*100)&amp;&quot;-Q&quot;&amp;[.W133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4]/0.005*100)&amp;&quot;-Q&quot;&amp;[.W134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5]/0.005*100)&amp;&quot;-Q&quot;&amp;[.W135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6]/0.005*100)&amp;&quot;-Q&quot;&amp;[.W136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7]/0.005*100)&amp;&quot;-Q&quot;&amp;[.W137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8]/0.005*100)&amp;&quot;-Q&quot;&amp;[.W138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9]/0.005*100)&amp;&quot;-Q&quot;&amp;[.W139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0]/0.005*100)&amp;&quot;-Q&quot;&amp;[.W140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1]/0.005*100)&amp;&quot;-Q&quot;&amp;[.W141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2]/0.005*100)&amp;&quot;-Q&quot;&amp;[.W142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3]/0.005*100)&amp;&quot;-Q&quot;&amp;[.W143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4]/0.005*100)&amp;&quot;-Q&quot;&amp;[.W144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5]/0.005*100)&amp;&quot;-Q&quot;&amp;[.W145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6]/0.005*100)&amp;&quot;-Q&quot;&amp;[.W146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7]/0.005*100)&amp;&quot;-Q&quot;&amp;[.W147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8]/0.005*100)&amp;&quot;-Q&quot;&amp;[.W148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9]/0.005*100)&amp;&quot;-Q&quot;&amp;[.W149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0]/0.005*100)&amp;&quot;-Q&quot;&amp;[.W150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1]/0.005*100)&amp;&quot;-Q&quot;&amp;[.W151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2]/0.005*100)&amp;&quot;-Q&quot;&amp;[.W152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3]/0.005*100)&amp;&quot;-Q&quot;&amp;[.W153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4]/0.005*100)&amp;&quot;-Q&quot;&amp;[.W154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5]/0.005*100)&amp;&quot;-Q&quot;&amp;[.W155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6]/0.005*100)&amp;&quot;-Q&quot;&amp;[.W156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7]/0.005*100)&amp;&quot;-Q&quot;&amp;[.W157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8]/0.005*100)&amp;&quot;-Q&quot;&amp;[.W158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9]/0.005*100)&amp;&quot;-Q&quot;&amp;[.W159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0]/0.005*100)&amp;&quot;-Q&quot;&amp;[.W160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1]/0.005*100)&amp;&quot;-Q&quot;&amp;[.W161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2]/0.005*100)&amp;&quot;-Q&quot;&amp;[.W162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3]/0.005*100)&amp;&quot;-Q&quot;&amp;[.W163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4]/0.005*100)&amp;&quot;-Q&quot;&amp;[.W164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5]/0.005*100)&amp;&quot;-Q&quot;&amp;[.W165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6]/0.005*100)&amp;&quot;-Q&quot;&amp;[.W166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7]/0.005*100)&amp;&quot;-Q&quot;&amp;[.W167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8]/0.005*100)&amp;&quot;-Q&quot;&amp;[.W168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9]/0.005*100)&amp;&quot;-Q&quot;&amp;[.W169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0]/0.005*100)&amp;&quot;-Q&quot;&amp;[.W170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1]/0.005*100)&amp;&quot;-Q&quot;&amp;[.W171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2]/0.005*100)&amp;&quot;-Q&quot;&amp;[.W172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3]/0.005*100)&amp;&quot;-Q&quot;&amp;[.W173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4]/0.005*100)&amp;&quot;-Q&quot;&amp;[.W174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5]/0.005*100)&amp;&quot;-Q&quot;&amp;[.W175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6]/0.005*100)&amp;&quot;-Q&quot;&amp;[.W176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7]/0.005*100)&amp;&quot;-Q&quot;&amp;[.W177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8]/0.005*100)&amp;&quot;-Q&quot;&amp;[.W178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9]/0.005*100)&amp;&quot;-Q&quot;&amp;[.W179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0]/0.005*100)&amp;&quot;-Q&quot;&amp;[.W180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1]/0.005*100)&amp;&quot;-Q&quot;&amp;[.W181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2]/0.005*100)&amp;&quot;-Q&quot;&amp;[.W182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3]/0.005*100)&amp;&quot;-Q&quot;&amp;[.W183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4]/0.005*100)&amp;&quot;-Q&quot;&amp;[.W184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5]/0.005*100)&amp;&quot;-Q&quot;&amp;[.W185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6]/0.005*100)&amp;&quot;-Q&quot;&amp;[.W186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7]/0.005*100)&amp;&quot;-Q&quot;&amp;[.W187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8]/0.005*100)&amp;&quot;-Q&quot;&amp;[.W188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9]/0.005*100)&amp;&quot;-Q&quot;&amp;[.W189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0]/0.005*100)&amp;&quot;-Q&quot;&amp;[.W190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1]/0.005*100)&amp;&quot;-Q&quot;&amp;[.W191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2]/0.005*100)&amp;&quot;-Q&quot;&amp;[.W192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3]/0.005*100)&amp;&quot;-Q&quot;&amp;[.W193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4]/0.005*100)&amp;&quot;-Q&quot;&amp;[.W194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5]/0.005*100)&amp;&quot;-Q&quot;&amp;[.W195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6]/0.005*100)&amp;&quot;-Q&quot;&amp;[.W196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7]/0.005*100)&amp;&quot;-Q&quot;&amp;[.W197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8]/0.005*100)&amp;&quot;-Q&quot;&amp;[.W198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9]/0.005*100)&amp;&quot;-Q&quot;&amp;[.W199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0]/0.005*100)&amp;&quot;-Q&quot;&amp;[.W200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1]/0.005*100)&amp;&quot;-Q&quot;&amp;[.W201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2]/0.005*100)&amp;&quot;-Q&quot;&amp;[.W202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3]/0.005*100)&amp;&quot;-Q&quot;&amp;[.W203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4]/0.005*100)&amp;&quot;-Q&quot;&amp;[.W204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5]/0.005*100)&amp;&quot;-Q&quot;&amp;[.W205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6]/0.005*100)&amp;&quot;-Q&quot;&amp;[.W206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7]/0.005*100)&amp;&quot;-Q&quot;&amp;[.W207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8]/0.005*100)&amp;&quot;-Q&quot;&amp;[.W208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9]/0.005*100)&amp;&quot;-Q&quot;&amp;[.W209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0]/0.005*100)&amp;&quot;-Q&quot;&amp;[.W210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1]/0.005*100)&amp;&quot;-Q&quot;&amp;[.W211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2]/0.005*100)&amp;&quot;-Q&quot;&amp;[.W212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3]/0.005*100)&amp;&quot;-Q&quot;&amp;[.W213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4]/0.005*100)&amp;&quot;-Q&quot;&amp;[.W214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5]/0.005*100)&amp;&quot;-Q&quot;&amp;[.W215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6]/0.005*100)&amp;&quot;-Q&quot;&amp;[.W216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7]/0.005*100)&amp;&quot;-Q&quot;&amp;[.W217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8]/0.005*100)&amp;&quot;-Q&quot;&amp;[.W218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9]/0.005*100)&amp;&quot;-Q&quot;&amp;[.W219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0]/0.005*100)&amp;&quot;-Q&quot;&amp;[.W220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1]/0.005*100)&amp;&quot;-Q&quot;&amp;[.W221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2]/0.005*100)&amp;&quot;-Q&quot;&amp;[.W222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3]/0.005*100)&amp;&quot;-Q&quot;&amp;[.W223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4]/0.005*100)&amp;&quot;-Q&quot;&amp;[.W224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5]/0.005*100)&amp;&quot;-Q&quot;&amp;[.W225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6]/0.005*100)&amp;&quot;-Q&quot;&amp;[.W226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7]/0.005*100)&amp;&quot;-Q&quot;&amp;[.W227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8]/0.005*100)&amp;&quot;-Q&quot;&amp;[.W228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9]/0.005*100)&amp;&quot;-Q&quot;&amp;[.W229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0]/0.005*100)&amp;&quot;-Q&quot;&amp;[.W230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1]/0.005*100)&amp;&quot;-Q&quot;&amp;[.W231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2]/0.005*100)&amp;&quot;-Q&quot;&amp;[.W232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3]/0.005*100)&amp;&quot;-Q&quot;&amp;[.W233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4]/0.005*100)&amp;&quot;-Q&quot;&amp;[.W234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5]/0.005*100)&amp;&quot;-Q&quot;&amp;[.W235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6]/0.005*100)&amp;&quot;-Q&quot;&amp;[.W236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7]/0.005*100)&amp;&quot;-Q&quot;&amp;[.W237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8]/0.005*100)&amp;&quot;-Q&quot;&amp;[.W238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9]/0.005*100)&amp;&quot;-Q&quot;&amp;[.W239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40]/0.005*100)&amp;&quot;-Q&quot;&amp;[.W240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4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41]/0.005*100)&amp;&quot;-Q&quot;&amp;[.W241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4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</table:table>
      <table:table table:name="SA_noiseles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number-columns-repeated="3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_model</text:p>
          </table:table-cell>
          <table:table-cell office:value-type="string" calcext:value-type="string">
            <text:p>cap_com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FoV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picking_lit_du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att_threshold</text:p>
          </table:table-cell>
          <table:table-cell office:value-type="string" calcext:value-type="string">
            <text:p>correction_mtd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_mult</text:p>
          </table:table-cell>
          <table:table-cell office:value-type="string" calcext:value-type="string">
            <text:p>call_scale_div</text:p>
          </table:table-cell>
          <table:table-cell office:value-type="string" calcext:value-type="string">
            <text:p>lit_threshold</text:p>
          </table:table-cell>
          <table:table-cell office:value-type="string" calcext:value-type="string">
            <text:p>repel_scale_mult</text:p>
          </table:table-cell>
          <table:table-cell office:value-type="string" calcext:value-type="string">
            <text:p>repel_scale_div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exp_du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2]/0.005*100)&amp;&quot;-M&quot;&amp;[.AA2]&amp;&quot;-D&quot;&amp;[.AB2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2]*EXP(-([.T2]*10))+[.S2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3]/0.005*100)&amp;&quot;-M&quot;&amp;[.AA3]&amp;&quot;-D&quot;&amp;[.AB3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3]*EXP(-([.T3]*10))+[.S3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4]/0.005*100)&amp;&quot;-M&quot;&amp;[.AA4]&amp;&quot;-D&quot;&amp;[.AB4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4]*EXP(-([.T4]*10))+[.S4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5]/0.005*100)&amp;&quot;-M&quot;&amp;[.AA5]&amp;&quot;-D&quot;&amp;[.AB5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5]*EXP(-([.T5]*10))+[.S5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6]/0.005*100)&amp;&quot;-M&quot;&amp;[.AA6]&amp;&quot;-D&quot;&amp;[.AB6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6]*EXP(-([.T6]*10))+[.S6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7]/0.005*100)&amp;&quot;-M&quot;&amp;[.AA7]&amp;&quot;-D&quot;&amp;[.AB7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7]*EXP(-([.T7]*10))+[.S7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8]/0.005*100)&amp;&quot;-M&quot;&amp;[.AA8]&amp;&quot;-D&quot;&amp;[.AB8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8]*EXP(-([.T8]*10))+[.S8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9]/0.005*100)&amp;&quot;-M&quot;&amp;[.AA9]&amp;&quot;-D&quot;&amp;[.AB9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9]*EXP(-([.T9]*10))+[.S9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0]/0.005*100)&amp;&quot;-M&quot;&amp;[.AA10]&amp;&quot;-D&quot;&amp;[.AB10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10]*EXP(-([.T10]*10))+[.S10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1]/0.005*100)&amp;&quot;-M&quot;&amp;[.AA11]&amp;&quot;-D&quot;&amp;[.AB11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11]*EXP(-([.T11]*10))+[.S11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2]/0.005*100)&amp;&quot;-M&quot;&amp;[.AA12]&amp;&quot;-D&quot;&amp;[.AB12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12]*EXP(-([.T12]*10))+[.S12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3]/0.005*100)&amp;&quot;-M&quot;&amp;[.AA13]&amp;&quot;-D&quot;&amp;[.AB13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13]*EXP(-([.T13]*10))+[.S13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4]/0.005*100)&amp;&quot;-M&quot;&amp;[.AA14]&amp;&quot;-D&quot;&amp;[.AB14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14]*EXP(-([.T14]*10))+[.S14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5]/0.005*100)&amp;&quot;-M&quot;&amp;[.AA15]&amp;&quot;-D&quot;&amp;[.AB15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15]*EXP(-([.T15]*10))+[.S15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6]/0.005*100)&amp;&quot;-M&quot;&amp;[.AA16]&amp;&quot;-D&quot;&amp;[.AB16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16]*EXP(-([.T16]*10))+[.S16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7]/0.005*100)&amp;&quot;-M&quot;&amp;[.AA17]&amp;&quot;-D&quot;&amp;[.AB17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17]*EXP(-([.T17]*10))+[.S17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8]/0.005*100)&amp;&quot;-M&quot;&amp;[.AA18]&amp;&quot;-D&quot;&amp;[.AB18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18]*EXP(-([.T18]*10))+[.S18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9]/0.005*100)&amp;&quot;-M&quot;&amp;[.AA19]&amp;&quot;-D&quot;&amp;[.AB19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19]*EXP(-([.T19]*10))+[.S19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20]/0.005*100)&amp;&quot;-M&quot;&amp;[.AA20]&amp;&quot;-D&quot;&amp;[.AB20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20]*EXP(-([.T20]*10))+[.S20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21]/0.005*100)&amp;&quot;-M&quot;&amp;[.AA21]&amp;&quot;-D&quot;&amp;[.AB21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21]*EXP(-([.T21]*10))+[.S21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22]/0.005*100)&amp;&quot;-M&quot;&amp;[.AA22]&amp;&quot;-D&quot;&amp;[.AB22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22]*EXP(-([.T22]*10))+[.S22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23]/0.005*100)&amp;&quot;-M&quot;&amp;[.AA23]&amp;&quot;-D&quot;&amp;[.AB23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23]*EXP(-([.T23]*10))+[.S23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24]/0.005*100)&amp;&quot;-M&quot;&amp;[.AA24]&amp;&quot;-D&quot;&amp;[.AB24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24]*EXP(-([.T24]*10))+[.S24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25]/0.005*100)&amp;&quot;-M&quot;&amp;[.AA25]&amp;&quot;-D&quot;&amp;[.AB25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25]*EXP(-([.T25]*10))+[.S25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26]/0.005*100)&amp;&quot;-M&quot;&amp;[.AA26]&amp;&quot;-D&quot;&amp;[.AB26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26]*EXP(-([.T26]*10))+[.S26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27]/0.005*100)&amp;&quot;-M&quot;&amp;[.AA27]&amp;&quot;-D&quot;&amp;[.AB27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27]*EXP(-([.T27]*10))+[.S27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28]/0.005*100)&amp;&quot;-M&quot;&amp;[.AA28]&amp;&quot;-D&quot;&amp;[.AB28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28]*EXP(-([.T28]*10))+[.S28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29]/0.005*100)&amp;&quot;-M&quot;&amp;[.AA29]&amp;&quot;-D&quot;&amp;[.AB29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29]*EXP(-([.T29]*10))+[.S29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30]/0.005*100)&amp;&quot;-M&quot;&amp;[.AA30]&amp;&quot;-D&quot;&amp;[.AB30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30]*EXP(-([.T30]*10))+[.S30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31]/0.005*100)&amp;&quot;-M&quot;&amp;[.AA31]&amp;&quot;-D&quot;&amp;[.AB31]&amp;&quot;&quot;" office:value-type="string" office:string-value="NA-N0-M1-D1" calcext:value-type="string">
            <text:p>N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31]*EXP(-([.T31]*10))+[.S31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32]/0.005*100)&amp;&quot;-M&quot;&amp;[.AA32]&amp;&quot;-D&quot;&amp;[.AB32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32]*EXP(-([.T32]*10))+[.S32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33]/0.005*100)&amp;&quot;-M&quot;&amp;[.AA33]&amp;&quot;-D&quot;&amp;[.AB33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33]*EXP(-([.T33]*10))+[.S33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34]/0.005*100)&amp;&quot;-M&quot;&amp;[.AA34]&amp;&quot;-D&quot;&amp;[.AB34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34]*EXP(-([.T34]*10))+[.S34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35]/0.005*100)&amp;&quot;-M&quot;&amp;[.AA35]&amp;&quot;-D&quot;&amp;[.AB35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35]*EXP(-([.T35]*10))+[.S35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36]/0.005*100)&amp;&quot;-M&quot;&amp;[.AA36]&amp;&quot;-D&quot;&amp;[.AB36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36]*EXP(-([.T36]*10))+[.S36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37]/0.005*100)&amp;&quot;-M&quot;&amp;[.AA37]&amp;&quot;-D&quot;&amp;[.AB37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37]*EXP(-([.T37]*10))+[.S37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38]/0.005*100)&amp;&quot;-M&quot;&amp;[.AA38]&amp;&quot;-D&quot;&amp;[.AB38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38]*EXP(-([.T38]*10))+[.S38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39]/0.005*100)&amp;&quot;-M&quot;&amp;[.AA39]&amp;&quot;-D&quot;&amp;[.AB39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39]*EXP(-([.T39]*10))+[.S39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40]/0.005*100)&amp;&quot;-M&quot;&amp;[.AA40]&amp;&quot;-D&quot;&amp;[.AB40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40]*EXP(-([.T40]*10))+[.S40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41]/0.005*100)&amp;&quot;-M&quot;&amp;[.AA41]&amp;&quot;-D&quot;&amp;[.AB41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41]*EXP(-([.T41]*10))+[.S41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42]/0.005*100)&amp;&quot;-M&quot;&amp;[.AA42]&amp;&quot;-D&quot;&amp;[.AB42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42]*EXP(-([.T42]*10))+[.S42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43]/0.005*100)&amp;&quot;-M&quot;&amp;[.AA43]&amp;&quot;-D&quot;&amp;[.AB43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43]*EXP(-([.T43]*10))+[.S43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44]/0.005*100)&amp;&quot;-M&quot;&amp;[.AA44]&amp;&quot;-D&quot;&amp;[.AB44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44]*EXP(-([.T44]*10))+[.S44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45]/0.005*100)&amp;&quot;-M&quot;&amp;[.AA45]&amp;&quot;-D&quot;&amp;[.AB45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45]*EXP(-([.T45]*10))+[.S45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46]/0.005*100)&amp;&quot;-M&quot;&amp;[.AA46]&amp;&quot;-D&quot;&amp;[.AB46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46]*EXP(-([.T46]*10))+[.S46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47]/0.005*100)&amp;&quot;-M&quot;&amp;[.AA47]&amp;&quot;-D&quot;&amp;[.AB47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47]*EXP(-([.T47]*10))+[.S47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48]/0.005*100)&amp;&quot;-M&quot;&amp;[.AA48]&amp;&quot;-D&quot;&amp;[.AB48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48]*EXP(-([.T48]*10))+[.S48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49]/0.005*100)&amp;&quot;-M&quot;&amp;[.AA49]&amp;&quot;-D&quot;&amp;[.AB49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49]*EXP(-([.T49]*10))+[.S49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50]/0.005*100)&amp;&quot;-M&quot;&amp;[.AA50]&amp;&quot;-D&quot;&amp;[.AB50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50]*EXP(-([.T50]*10))+[.S50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51]/0.005*100)&amp;&quot;-M&quot;&amp;[.AA51]&amp;&quot;-D&quot;&amp;[.AB51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51]*EXP(-([.T51]*10))+[.S51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52]/0.005*100)&amp;&quot;-M&quot;&amp;[.AA52]&amp;&quot;-D&quot;&amp;[.AB52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52]*EXP(-([.T52]*10))+[.S52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53]/0.005*100)&amp;&quot;-M&quot;&amp;[.AA53]&amp;&quot;-D&quot;&amp;[.AB53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53]*EXP(-([.T53]*10))+[.S53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54]/0.005*100)&amp;&quot;-M&quot;&amp;[.AA54]&amp;&quot;-D&quot;&amp;[.AB54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54]*EXP(-([.T54]*10))+[.S54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55]/0.005*100)&amp;&quot;-M&quot;&amp;[.AA55]&amp;&quot;-D&quot;&amp;[.AB55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55]*EXP(-([.T55]*10))+[.S55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56]/0.005*100)&amp;&quot;-M&quot;&amp;[.AA56]&amp;&quot;-D&quot;&amp;[.AB56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56]*EXP(-([.T56]*10))+[.S56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57]/0.005*100)&amp;&quot;-M&quot;&amp;[.AA57]&amp;&quot;-D&quot;&amp;[.AB57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57]*EXP(-([.T57]*10))+[.S57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58]/0.005*100)&amp;&quot;-M&quot;&amp;[.AA58]&amp;&quot;-D&quot;&amp;[.AB58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58]*EXP(-([.T58]*10))+[.S58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59]/0.005*100)&amp;&quot;-M&quot;&amp;[.AA59]&amp;&quot;-D&quot;&amp;[.AB59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59]*EXP(-([.T59]*10))+[.S59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60]/0.005*100)&amp;&quot;-M&quot;&amp;[.AA60]&amp;&quot;-D&quot;&amp;[.AB60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60]*EXP(-([.T60]*10))+[.S60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61]/0.005*100)&amp;&quot;-M&quot;&amp;[.AA61]&amp;&quot;-D&quot;&amp;[.AB61]&amp;&quot;&quot;" office:value-type="string" office:string-value="NA-N0-M4-D100" calcext:value-type="string">
            <text:p>NA-N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61]*EXP(-([.T61]*10))+[.S61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62]/0.005*100)&amp;&quot;-M&quot;&amp;[.AA62]&amp;&quot;-D&quot;&amp;[.AB62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62]*EXP(-([.T62]*10))+[.S62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63]/0.005*100)&amp;&quot;-M&quot;&amp;[.AA63]&amp;&quot;-D&quot;&amp;[.AB63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63]*EXP(-([.T63]*10))+[.S63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64]/0.005*100)&amp;&quot;-M&quot;&amp;[.AA64]&amp;&quot;-D&quot;&amp;[.AB64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64]*EXP(-([.T64]*10))+[.S64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65]/0.005*100)&amp;&quot;-M&quot;&amp;[.AA65]&amp;&quot;-D&quot;&amp;[.AB65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65]*EXP(-([.T65]*10))+[.S65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66]/0.005*100)&amp;&quot;-M&quot;&amp;[.AA66]&amp;&quot;-D&quot;&amp;[.AB66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66]*EXP(-([.T66]*10))+[.S66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67]/0.005*100)&amp;&quot;-M&quot;&amp;[.AA67]&amp;&quot;-D&quot;&amp;[.AB67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67]*EXP(-([.T67]*10))+[.S67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68]/0.005*100)&amp;&quot;-M&quot;&amp;[.AA68]&amp;&quot;-D&quot;&amp;[.AB68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68]*EXP(-([.T68]*10))+[.S68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69]/0.005*100)&amp;&quot;-M&quot;&amp;[.AA69]&amp;&quot;-D&quot;&amp;[.AB69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69]*EXP(-([.T69]*10))+[.S69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70]/0.005*100)&amp;&quot;-M&quot;&amp;[.AA70]&amp;&quot;-D&quot;&amp;[.AB70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70]*EXP(-([.T70]*10))+[.S70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71]/0.005*100)&amp;&quot;-M&quot;&amp;[.AA71]&amp;&quot;-D&quot;&amp;[.AB71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71]*EXP(-([.T71]*10))+[.S71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72]/0.005*100)&amp;&quot;-M&quot;&amp;[.AA72]&amp;&quot;-D&quot;&amp;[.AB72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72]*EXP(-([.T72]*10))+[.S72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73]/0.005*100)&amp;&quot;-M&quot;&amp;[.AA73]&amp;&quot;-D&quot;&amp;[.AB73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73]*EXP(-([.T73]*10))+[.S73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74]/0.005*100)&amp;&quot;-M&quot;&amp;[.AA74]&amp;&quot;-D&quot;&amp;[.AB74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74]*EXP(-([.T74]*10))+[.S74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75]/0.005*100)&amp;&quot;-M&quot;&amp;[.AA75]&amp;&quot;-D&quot;&amp;[.AB75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75]*EXP(-([.T75]*10))+[.S75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76]/0.005*100)&amp;&quot;-M&quot;&amp;[.AA76]&amp;&quot;-D&quot;&amp;[.AB76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76]*EXP(-([.T76]*10))+[.S76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77]/0.005*100)&amp;&quot;-M&quot;&amp;[.AA77]&amp;&quot;-D&quot;&amp;[.AB77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77]*EXP(-([.T77]*10))+[.S77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78]/0.005*100)&amp;&quot;-M&quot;&amp;[.AA78]&amp;&quot;-D&quot;&amp;[.AB78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78]*EXP(-([.T78]*10))+[.S78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79]/0.005*100)&amp;&quot;-M&quot;&amp;[.AA79]&amp;&quot;-D&quot;&amp;[.AB79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79]*EXP(-([.T79]*10))+[.S79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80]/0.005*100)&amp;&quot;-M&quot;&amp;[.AA80]&amp;&quot;-D&quot;&amp;[.AB80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80]*EXP(-([.T80]*10))+[.S80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81]/0.005*100)&amp;&quot;-M&quot;&amp;[.AA81]&amp;&quot;-D&quot;&amp;[.AB81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81]*EXP(-([.T81]*10))+[.S81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82]/0.005*100)&amp;&quot;-M&quot;&amp;[.AA82]&amp;&quot;-D&quot;&amp;[.AB82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82]*EXP(-([.T82]*10))+[.S82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83]/0.005*100)&amp;&quot;-M&quot;&amp;[.AA83]&amp;&quot;-D&quot;&amp;[.AB83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83]*EXP(-([.T83]*10))+[.S83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84]/0.005*100)&amp;&quot;-M&quot;&amp;[.AA84]&amp;&quot;-D&quot;&amp;[.AB84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84]*EXP(-([.T84]*10))+[.S84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85]/0.005*100)&amp;&quot;-M&quot;&amp;[.AA85]&amp;&quot;-D&quot;&amp;[.AB85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85]*EXP(-([.T85]*10))+[.S85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86]/0.005*100)&amp;&quot;-M&quot;&amp;[.AA86]&amp;&quot;-D&quot;&amp;[.AB86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86]*EXP(-([.T86]*10))+[.S86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87]/0.005*100)&amp;&quot;-M&quot;&amp;[.AA87]&amp;&quot;-D&quot;&amp;[.AB87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87]*EXP(-([.T87]*10))+[.S87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88]/0.005*100)&amp;&quot;-M&quot;&amp;[.AA88]&amp;&quot;-D&quot;&amp;[.AB88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88]*EXP(-([.T88]*10))+[.S88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89]/0.005*100)&amp;&quot;-M&quot;&amp;[.AA89]&amp;&quot;-D&quot;&amp;[.AB89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89]*EXP(-([.T89]*10))+[.S89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90]/0.005*100)&amp;&quot;-M&quot;&amp;[.AA90]&amp;&quot;-D&quot;&amp;[.AB90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90]*EXP(-([.T90]*10))+[.S90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91]/0.005*100)&amp;&quot;-M&quot;&amp;[.AA91]&amp;&quot;-D&quot;&amp;[.AB91]&amp;&quot;&quot;" office:value-type="string" office:string-value="NA-N0-M10-D10" calcext:value-type="string">
            <text:p>N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[.R91]*EXP(-([.T91]*10))+[.S91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92]/0.005*100)&amp;&quot;-M&quot;&amp;[.AA92]&amp;&quot;-D&quot;&amp;[.AB92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92]*EXP(-([.T92]*10))+[.S92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93]/0.005*100)&amp;&quot;-M&quot;&amp;[.AA93]&amp;&quot;-D&quot;&amp;[.AB93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93]*EXP(-([.T93]*10))+[.S93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94]/0.005*100)&amp;&quot;-M&quot;&amp;[.AA94]&amp;&quot;-D&quot;&amp;[.AB94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94]*EXP(-([.T94]*10))+[.S94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95]/0.005*100)&amp;&quot;-M&quot;&amp;[.AA95]&amp;&quot;-D&quot;&amp;[.AB95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95]*EXP(-([.T95]*10))+[.S95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96]/0.005*100)&amp;&quot;-M&quot;&amp;[.AA96]&amp;&quot;-D&quot;&amp;[.AB96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96]*EXP(-([.T96]*10))+[.S96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97]/0.005*100)&amp;&quot;-M&quot;&amp;[.AA97]&amp;&quot;-D&quot;&amp;[.AB97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97]*EXP(-([.T97]*10))+[.S97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98]/0.005*100)&amp;&quot;-M&quot;&amp;[.AA98]&amp;&quot;-D&quot;&amp;[.AB98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98]*EXP(-([.T98]*10))+[.S98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99]/0.005*100)&amp;&quot;-M&quot;&amp;[.AA99]&amp;&quot;-D&quot;&amp;[.AB99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99]*EXP(-([.T99]*10))+[.S99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00]/0.005*100)&amp;&quot;-M&quot;&amp;[.AA100]&amp;&quot;-D&quot;&amp;[.AB100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00]*EXP(-([.T100]*10))+[.S100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01]/0.005*100)&amp;&quot;-M&quot;&amp;[.AA101]&amp;&quot;-D&quot;&amp;[.AB101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01]*EXP(-([.T101]*10))+[.S101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02]/0.005*100)&amp;&quot;-M&quot;&amp;[.AA102]&amp;&quot;-D&quot;&amp;[.AB102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02]*EXP(-([.T102]*10))+[.S102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03]/0.005*100)&amp;&quot;-M&quot;&amp;[.AA103]&amp;&quot;-D&quot;&amp;[.AB103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03]*EXP(-([.T103]*10))+[.S103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04]/0.005*100)&amp;&quot;-M&quot;&amp;[.AA104]&amp;&quot;-D&quot;&amp;[.AB104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04]*EXP(-([.T104]*10))+[.S104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05]/0.005*100)&amp;&quot;-M&quot;&amp;[.AA105]&amp;&quot;-D&quot;&amp;[.AB105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05]*EXP(-([.T105]*10))+[.S105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06]/0.005*100)&amp;&quot;-M&quot;&amp;[.AA106]&amp;&quot;-D&quot;&amp;[.AB106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06]*EXP(-([.T106]*10))+[.S106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07]/0.005*100)&amp;&quot;-M&quot;&amp;[.AA107]&amp;&quot;-D&quot;&amp;[.AB107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07]*EXP(-([.T107]*10))+[.S107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08]/0.005*100)&amp;&quot;-M&quot;&amp;[.AA108]&amp;&quot;-D&quot;&amp;[.AB108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08]*EXP(-([.T108]*10))+[.S108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09]/0.005*100)&amp;&quot;-M&quot;&amp;[.AA109]&amp;&quot;-D&quot;&amp;[.AB109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09]*EXP(-([.T109]*10))+[.S109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10]/0.005*100)&amp;&quot;-M&quot;&amp;[.AA110]&amp;&quot;-D&quot;&amp;[.AB110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10]*EXP(-([.T110]*10))+[.S110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11]/0.005*100)&amp;&quot;-M&quot;&amp;[.AA111]&amp;&quot;-D&quot;&amp;[.AB111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11]*EXP(-([.T111]*10))+[.S111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12]/0.005*100)&amp;&quot;-M&quot;&amp;[.AA112]&amp;&quot;-D&quot;&amp;[.AB112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12]*EXP(-([.T112]*10))+[.S112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13]/0.005*100)&amp;&quot;-M&quot;&amp;[.AA113]&amp;&quot;-D&quot;&amp;[.AB113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13]*EXP(-([.T113]*10))+[.S113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14]/0.005*100)&amp;&quot;-M&quot;&amp;[.AA114]&amp;&quot;-D&quot;&amp;[.AB114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14]*EXP(-([.T114]*10))+[.S114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15]/0.005*100)&amp;&quot;-M&quot;&amp;[.AA115]&amp;&quot;-D&quot;&amp;[.AB115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15]*EXP(-([.T115]*10))+[.S115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16]/0.005*100)&amp;&quot;-M&quot;&amp;[.AA116]&amp;&quot;-D&quot;&amp;[.AB116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16]*EXP(-([.T116]*10))+[.S116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17]/0.005*100)&amp;&quot;-M&quot;&amp;[.AA117]&amp;&quot;-D&quot;&amp;[.AB117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17]*EXP(-([.T117]*10))+[.S117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18]/0.005*100)&amp;&quot;-M&quot;&amp;[.AA118]&amp;&quot;-D&quot;&amp;[.AB118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18]*EXP(-([.T118]*10))+[.S118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19]/0.005*100)&amp;&quot;-M&quot;&amp;[.AA119]&amp;&quot;-D&quot;&amp;[.AB119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19]*EXP(-([.T119]*10))+[.S119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20]/0.005*100)&amp;&quot;-M&quot;&amp;[.AA120]&amp;&quot;-D&quot;&amp;[.AB120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20]*EXP(-([.T120]*10))+[.S120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21]/0.005*100)&amp;&quot;-M&quot;&amp;[.AA121]&amp;&quot;-D&quot;&amp;[.AB121]&amp;&quot;&quot;" office:value-type="string" office:string-value="NA-N100-M4-D100" calcext:value-type="string">
            <text:p>NA-N100-M4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21]*EXP(-([.T121]*10))+[.S121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22]/0.005*100)&amp;&quot;-M&quot;&amp;[.AA122]&amp;&quot;-D&quot;&amp;[.AB122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22]*EXP(-([.T122]*10))+[.S122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23]/0.005*100)&amp;&quot;-M&quot;&amp;[.AA123]&amp;&quot;-D&quot;&amp;[.AB123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23]*EXP(-([.T123]*10))+[.S123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24]/0.005*100)&amp;&quot;-M&quot;&amp;[.AA124]&amp;&quot;-D&quot;&amp;[.AB124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24]*EXP(-([.T124]*10))+[.S124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25]/0.005*100)&amp;&quot;-M&quot;&amp;[.AA125]&amp;&quot;-D&quot;&amp;[.AB125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25]*EXP(-([.T125]*10))+[.S125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26]/0.005*100)&amp;&quot;-M&quot;&amp;[.AA126]&amp;&quot;-D&quot;&amp;[.AB126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26]*EXP(-([.T126]*10))+[.S126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27]/0.005*100)&amp;&quot;-M&quot;&amp;[.AA127]&amp;&quot;-D&quot;&amp;[.AB127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27]*EXP(-([.T127]*10))+[.S127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28]/0.005*100)&amp;&quot;-M&quot;&amp;[.AA128]&amp;&quot;-D&quot;&amp;[.AB128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28]*EXP(-([.T128]*10))+[.S128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29]/0.005*100)&amp;&quot;-M&quot;&amp;[.AA129]&amp;&quot;-D&quot;&amp;[.AB129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29]*EXP(-([.T129]*10))+[.S129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30]/0.005*100)&amp;&quot;-M&quot;&amp;[.AA130]&amp;&quot;-D&quot;&amp;[.AB130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30]*EXP(-([.T130]*10))+[.S130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31]/0.005*100)&amp;&quot;-M&quot;&amp;[.AA131]&amp;&quot;-D&quot;&amp;[.AB131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31]*EXP(-([.T131]*10))+[.S131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32]/0.005*100)&amp;&quot;-M&quot;&amp;[.AA132]&amp;&quot;-D&quot;&amp;[.AB132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32]*EXP(-([.T132]*10))+[.S132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33]/0.005*100)&amp;&quot;-M&quot;&amp;[.AA133]&amp;&quot;-D&quot;&amp;[.AB133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33]*EXP(-([.T133]*10))+[.S133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34]/0.005*100)&amp;&quot;-M&quot;&amp;[.AA134]&amp;&quot;-D&quot;&amp;[.AB134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34]*EXP(-([.T134]*10))+[.S134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35]/0.005*100)&amp;&quot;-M&quot;&amp;[.AA135]&amp;&quot;-D&quot;&amp;[.AB135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35]*EXP(-([.T135]*10))+[.S135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36]/0.005*100)&amp;&quot;-M&quot;&amp;[.AA136]&amp;&quot;-D&quot;&amp;[.AB136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36]*EXP(-([.T136]*10))+[.S136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37]/0.005*100)&amp;&quot;-M&quot;&amp;[.AA137]&amp;&quot;-D&quot;&amp;[.AB137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37]*EXP(-([.T137]*10))+[.S137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38]/0.005*100)&amp;&quot;-M&quot;&amp;[.AA138]&amp;&quot;-D&quot;&amp;[.AB138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38]*EXP(-([.T138]*10))+[.S138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39]/0.005*100)&amp;&quot;-M&quot;&amp;[.AA139]&amp;&quot;-D&quot;&amp;[.AB139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39]*EXP(-([.T139]*10))+[.S139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40]/0.005*100)&amp;&quot;-M&quot;&amp;[.AA140]&amp;&quot;-D&quot;&amp;[.AB140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40]*EXP(-([.T140]*10))+[.S140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41]/0.005*100)&amp;&quot;-M&quot;&amp;[.AA141]&amp;&quot;-D&quot;&amp;[.AB141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41]*EXP(-([.T141]*10))+[.S141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42]/0.005*100)&amp;&quot;-M&quot;&amp;[.AA142]&amp;&quot;-D&quot;&amp;[.AB142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42]*EXP(-([.T142]*10))+[.S142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43]/0.005*100)&amp;&quot;-M&quot;&amp;[.AA143]&amp;&quot;-D&quot;&amp;[.AB143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43]*EXP(-([.T143]*10))+[.S143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44]/0.005*100)&amp;&quot;-M&quot;&amp;[.AA144]&amp;&quot;-D&quot;&amp;[.AB144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44]*EXP(-([.T144]*10))+[.S144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45]/0.005*100)&amp;&quot;-M&quot;&amp;[.AA145]&amp;&quot;-D&quot;&amp;[.AB145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45]*EXP(-([.T145]*10))+[.S145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46]/0.005*100)&amp;&quot;-M&quot;&amp;[.AA146]&amp;&quot;-D&quot;&amp;[.AB146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46]*EXP(-([.T146]*10))+[.S146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47]/0.005*100)&amp;&quot;-M&quot;&amp;[.AA147]&amp;&quot;-D&quot;&amp;[.AB147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47]*EXP(-([.T147]*10))+[.S147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48]/0.005*100)&amp;&quot;-M&quot;&amp;[.AA148]&amp;&quot;-D&quot;&amp;[.AB148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48]*EXP(-([.T148]*10))+[.S148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49]/0.005*100)&amp;&quot;-M&quot;&amp;[.AA149]&amp;&quot;-D&quot;&amp;[.AB149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49]*EXP(-([.T149]*10))+[.S149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50]/0.005*100)&amp;&quot;-M&quot;&amp;[.AA150]&amp;&quot;-D&quot;&amp;[.AB150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50]*EXP(-([.T150]*10))+[.S150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NA-N&quot;&amp;INT([.V151]/0.005*100)&amp;&quot;-M&quot;&amp;[.AA151]&amp;&quot;-D&quot;&amp;[.AB151]&amp;&quot;&quot;" office:value-type="string" office:string-value="NA-N100-M10-D10" calcext:value-type="string">
            <text:p>NA-N10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5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1" office:value-type="float" office:value="0.0583" calcext:value-type="float">
            <text:p>0.0583</text:p>
          </table:table-cell>
          <table:table-cell table:formula="of:=0.005*1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table:formula="of:=[.R151]*EXP(-([.T151]*10))+[.S151]" office:value-type="float" office:value="154.034594306934" calcext:value-type="float">
            <text:p>154.0345943069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x</text:p>
          </table:table-cell>
        </table:table-row>
      </table:table>
      <table:table table:name="params-noisy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_model</text:p>
          </table:table-cell>
          <table:table-cell office:value-type="string" calcext:value-type="string">
            <text:p>cap_com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FoV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picking_lit_du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correction_mtd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_mult</text:p>
          </table:table-cell>
          <table:table-cell office:value-type="string" calcext:value-type="string">
            <text:p>call_scale_div</text:p>
          </table:table-cell>
          <table:table-cell office:value-type="string" calcext:value-type="string">
            <text:p>lit_threshold</text:p>
          </table:table-cell>
          <table:table-cell office:value-type="string" calcext:value-type="string">
            <text:p>repel_scale_mult</text:p>
          </table:table-cell>
          <table:table-cell office:value-type="string" calcext:value-type="string">
            <text:p>repel_scale_div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]/0.005*100)&amp;&quot;pct-qsize&quot;&amp;[.W2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]/0.005*100)&amp;&quot;pct-qsize&quot;&amp;[.W3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]/0.005*100)&amp;&quot;pct-qsize&quot;&amp;[.W4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]/0.005*100)&amp;&quot;pct-qsize&quot;&amp;[.W5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6]/0.005*100)&amp;&quot;pct-qsize&quot;&amp;[.W6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7]/0.005*100)&amp;&quot;pct-qsize&quot;&amp;[.W7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8]/0.005*100)&amp;&quot;pct-qsize&quot;&amp;[.W8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9]/0.005*100)&amp;&quot;pct-qsize&quot;&amp;[.W9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0]/0.005*100)&amp;&quot;pct-qsize&quot;&amp;[.W10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1]/0.005*100)&amp;&quot;pct-qsize&quot;&amp;[.W11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2]/0.005*100)&amp;&quot;pct-qsize&quot;&amp;[.W12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3]/0.005*100)&amp;&quot;pct-qsize&quot;&amp;[.W13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4]/0.005*100)&amp;&quot;pct-qsize&quot;&amp;[.W14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5]/0.005*100)&amp;&quot;pct-qsize&quot;&amp;[.W15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6]/0.005*100)&amp;&quot;pct-qsize&quot;&amp;[.W16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7]/0.005*100)&amp;&quot;pct-qsize&quot;&amp;[.W17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8]/0.005*100)&amp;&quot;pct-qsize&quot;&amp;[.W18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9]/0.005*100)&amp;&quot;pct-qsize&quot;&amp;[.W19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0]/0.005*100)&amp;&quot;pct-qsize&quot;&amp;[.W20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1]/0.005*100)&amp;&quot;pct-qsize&quot;&amp;[.W21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2]/0.005*100)&amp;&quot;pct-qsize&quot;&amp;[.W22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3]/0.005*100)&amp;&quot;pct-qsize&quot;&amp;[.W23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4]/0.005*100)&amp;&quot;pct-qsize&quot;&amp;[.W24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5]/0.005*100)&amp;&quot;pct-qsize&quot;&amp;[.W25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6]/0.005*100)&amp;&quot;pct-qsize&quot;&amp;[.W26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7]/0.005*100)&amp;&quot;pct-qsize&quot;&amp;[.W27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8]/0.005*100)&amp;&quot;pct-qsize&quot;&amp;[.W28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9]/0.005*100)&amp;&quot;pct-qsize&quot;&amp;[.W29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0]/0.005*100)&amp;&quot;pct-qsize&quot;&amp;[.W30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1]/0.005*100)&amp;&quot;pct-qsize&quot;&amp;[.W31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2]/0.005*100)&amp;&quot;pct-qsize&quot;&amp;[.W32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3]/0.005*100)&amp;&quot;pct-qsize&quot;&amp;[.W33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4]/0.005*100)&amp;&quot;pct-qsize&quot;&amp;[.W34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5]/0.005*100)&amp;&quot;pct-qsize&quot;&amp;[.W35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6]/0.005*100)&amp;&quot;pct-qsize&quot;&amp;[.W36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7]/0.005*100)&amp;&quot;pct-qsize&quot;&amp;[.W37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8]/0.005*100)&amp;&quot;pct-qsize&quot;&amp;[.W38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9]/0.005*100)&amp;&quot;pct-qsize&quot;&amp;[.W39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0]/0.005*100)&amp;&quot;pct-qsize&quot;&amp;[.W40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1]/0.005*100)&amp;&quot;pct-qsize&quot;&amp;[.W41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2]/0.005*100)&amp;&quot;pct-qsize&quot;&amp;[.W42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3]/0.005*100)&amp;&quot;pct-qsize&quot;&amp;[.W43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4]/0.005*100)&amp;&quot;pct-qsize&quot;&amp;[.W44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5]/0.005*100)&amp;&quot;pct-qsize&quot;&amp;[.W45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6]/0.005*100)&amp;&quot;pct-qsize&quot;&amp;[.W46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7]/0.005*100)&amp;&quot;pct-qsize&quot;&amp;[.W47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8]/0.005*100)&amp;&quot;pct-qsize&quot;&amp;[.W48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9]/0.005*100)&amp;&quot;pct-qsize&quot;&amp;[.W49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0]/0.005*100)&amp;&quot;pct-qsize&quot;&amp;[.W50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1]/0.005*100)&amp;&quot;pct-qsize&quot;&amp;[.W51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2]/0.005*100)&amp;&quot;pct-qsize&quot;&amp;[.W52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3]/0.005*100)&amp;&quot;pct-qsize&quot;&amp;[.W53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4]/0.005*100)&amp;&quot;pct-qsize&quot;&amp;[.W54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5]/0.005*100)&amp;&quot;pct-qsize&quot;&amp;[.W55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6]/0.005*100)&amp;&quot;pct-qsize&quot;&amp;[.W56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7]/0.005*100)&amp;&quot;pct-qsize&quot;&amp;[.W57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8]/0.005*100)&amp;&quot;pct-qsize&quot;&amp;[.W58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9]/0.005*100)&amp;&quot;pct-qsize&quot;&amp;[.W59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60]/0.005*100)&amp;&quot;pct-qsize&quot;&amp;[.W60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61]/0.005*100)&amp;&quot;pct-qsize&quot;&amp;[.W61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8">00/00/0000</text:date>, <text:time style:data-style-name="N2" text:time-value="08:29:24.861479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8T09:13:44.570995441</dc:date>
    <meta:editing-duration>PT12H17M42S</meta:editing-duration>
    <meta:editing-cycles>111</meta:editing-cycles>
    <meta:generator>LibreOffice/5.1.6.2$Linux_X86_64 LibreOffice_project/10m0$Build-2</meta:generator>
    <meta:document-statistic meta:table-count="3" meta:cell-count="15251" meta:object-count="0"/>
  </office:meta>
</office:document-meta>
</file>